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3847in" style:rel-column-width="13100*"/>
    </style:style>
    <style:style style:name="Table1.B" style:family="table-column">
      <style:table-column-properties style:column-width="0.5528in" style:rel-column-width="5229*"/>
    </style:style>
    <style:style style:name="Table1.C" style:family="table-column">
      <style:table-column-properties style:column-width="0.6875in" style:rel-column-width="6504*"/>
    </style:style>
    <style:style style:name="Table1.D" style:family="table-column">
      <style:table-column-properties style:column-width="0.6979in" style:rel-column-width="6602*"/>
    </style:style>
    <style:style style:name="Table1.E" style:family="table-column">
      <style:table-column-properties style:column-width="1.8021in" style:rel-column-width="1705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E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E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E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E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E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6-bit signed number, where positive is a right, negative is left. Writing to the register sets the counter to given value. </text:p>
          </table:table-cell>
          <table:covered-table-cell/>
        </table:table-row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 text:c="2"/>[9] up</text:p>
            <text:p text:style-name="Table_20_Contents"><text:s text:c="2"/>[8] down</text:p>
            <text:p text:style-name="Table_20_Contents"><text:s text:c="2"/>[7] A</text:p>
            <text:p text:style-name="Table_20_Contents"><text:s text:c="2"/>[6] B</text:p>
            <text:p text:style-name="Table_20_Contents"><text:s text:c="2"/></text:p>
            <text:p text:style-name="Table_20_Contents"/>
          </table:table-cell>
          <table:table-cell table:style-name="Table1.E2" office:value-type="string">
            <text:p text:style-name="Table_20_Contents"/>
            <text:p text:style-name="Table_20_Contents"/>
            <text:p text:style-name="Standard">[5] X</text:p>
            <text:p text:style-name="Table_20_Contents">[4] Y</text:p>
            <text:p text:style-name="Table_20_Contents">[3] L</text:p>
            <text:p text:style-name="Table_20_Contents">[2] R</text:p>
            <text:p text:style-name="Table_20_Contents">[1] select</text:p>
            <text:p text:style-name="Table_20_Contents">[0] start</text:p>
          </table:table-cell>
        </table:table-row>
        <text:soft-page-break/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Game controller B register.</text:p>
            <text:p text:style-name="Table_20_Contents">plyr_input = {shot, hit};</text:p>
          </table:table-cell>
          <table:covered-table-cell/>
        </table:table-row>
        <table:table-row>
          <table:table-cell table:style-name="Table1.A2" office:value-type="string">
            <text:p text:style-name="Table_20_Contents">Counter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MSB of 32 bit counter. Should read MSB first for more accurate LSB reading. (about 85.9 second period)</text:p>
          </table:table-cell>
          <table:covered-table-cell/>
        </table:table-row>
        <table:table-row>
          <table:table-cell table:style-name="Table1.A2" office:value-type="string">
            <text:p text:style-name="Table_20_Contents">Counter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LSB of 32 bit counter. Increments every clock cycle. Writing sets the counter to the written value.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2-05T13:16:02.71</dc:date>
    <meta:editing-duration>PT05H57M58S</meta:editing-duration>
    <meta:editing-cycles>27</meta:editing-cycles>
    <meta:generator>OpenOffice.org/3.2$Win32 OpenOffice.org_project/320m12$Build-9483</meta:generator>
    <dc:creator>asdasdasd sad</dc:creator>
    <meta:document-statistic meta:table-count="1" meta:image-count="0" meta:object-count="0" meta:page-count="2" meta:paragraph-count="99" meta:word-count="344" meta:character-count="1820"/>
  </office:meta>
</office:document-meta>
</file>